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09c1" officeooo:paragraph-rsid="001909c1"/>
    </style:style>
    <style:style style:name="T1" style:family="text">
      <style:text-properties officeooo:rsid="001a5b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vili smo realizaciju dvoprolaznog asemblera, oslanjajuci se na tabelu simbola, tabelu relokacija, I prikazujuci rezultat nasih akcija u kodovima instrukcija, kao I sadrzaju prethodne dve strukture.</text:p>
      <text:p text:style-name="P1">Kompajlira se pomocu prikljucenog makefilea, komandom make, brise se napravljeno pomocu make clean, a sam program se izvrsava komandom ./SSproj ../test/[navestiime].txt ../test/[navestiime].txt <text:span text:style-name="T1">(ako je SSproj u src fajlu, gde smo I mi)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20:33:40.613000000</meta:creation-date>
    <dc:date>2016-07-03T19:35:10.351000000</dc:date>
    <meta:editing-duration>PT7M22S</meta:editing-duration>
    <meta:editing-cycles>3</meta:editing-cycles>
    <meta:generator>LibreOffice/5.0.4.2$Windows_X86_64 LibreOffice_project/2b9802c1994aa0b7dc6079e128979269cf95bc78</meta:generator>
    <meta:document-statistic meta:table-count="0" meta:image-count="0" meta:object-count="0" meta:page-count="1" meta:paragraph-count="2" meta:word-count="58" meta:character-count="436" meta:non-whitespace-character-count="379"/>
  </office:meta>
</office:document-meta>
</file>